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19">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22">
      <style:paragraph-properties fo:margin-top="0in" fo:margin-bottom="0in" style:contextual-spacing="false"/>
    </style:style>
    <style:style style:name="P46" style:family="paragraph" style:parent-style-name="Text_20_body" style:list-style-name="L23"/>
    <style:style style:name="P47" style:family="paragraph" style:parent-style-name="Text_20_body" style:list-style-name="L23">
      <style:paragraph-properties fo:margin-top="0in" fo:margin-bottom="0in" style:contextual-spacing="false"/>
    </style:style>
    <style:style style:name="P48" style:family="paragraph" style:parent-style-name="Text_20_body" style:list-style-name="L24"/>
    <style:style style:name="P49" style:family="paragraph" style:parent-style-name="Text_20_body" style:list-style-name="L24">
      <style:paragraph-properties fo:margin-top="0in" fo:margin-bottom="0in" style:contextual-spacing="false"/>
    </style:style>
    <style:style style:name="P50" style:family="paragraph" style:parent-style-name="Text_20_body" style:list-style-name="L25"/>
    <style:style style:name="P51" style:family="paragraph" style:parent-style-name="Text_20_body" style:list-style-name="L25">
      <style:paragraph-properties fo:margin-top="0in" fo:margin-bottom="0in" style:contextual-spacing="false"/>
    </style:style>
    <style:style style:name="P52" style:family="paragraph" style:parent-style-name="Text_20_body" style:list-style-name="L26"/>
    <style:style style:name="P53" style:family="paragraph" style:parent-style-name="Text_20_body" style:list-style-name="L26">
      <style:paragraph-properties fo:margin-top="0in" fo:margin-bottom="0in" style:contextual-spacing="false"/>
    </style:style>
    <style:style style:name="P54" style:family="paragraph" style:parent-style-name="Text_20_body" style:list-style-name="L27"/>
    <style:style style:name="P55" style:family="paragraph" style:parent-style-name="Text_20_body" style:list-style-name="L27">
      <style:paragraph-properties fo:margin-top="0in" fo:margin-bottom="0in" style:contextual-spacing="false"/>
    </style:style>
    <style:style style:name="P56" style:family="paragraph" style:parent-style-name="Text_20_body" style:list-style-name="L28"/>
    <style:style style:name="P57" style:family="paragraph" style:parent-style-name="Text_20_body" style:list-style-name="L28">
      <style:paragraph-properties fo:margin-top="0in" fo:margin-bottom="0in" style:contextual-spacing="false"/>
    </style:style>
    <style:style style:name="P58" style:family="paragraph" style:parent-style-name="Text_20_body" style:list-style-name="L29"/>
    <style:style style:name="P59" style:family="paragraph" style:parent-style-name="Text_20_body" style:list-style-name="L29">
      <style:paragraph-properties fo:margin-top="0in" fo:margin-bottom="0in" style:contextual-spacing="false"/>
    </style:style>
    <style:style style:name="P60" style:family="paragraph" style:parent-style-name="Text_20_body" style:list-style-name="L30"/>
    <style:style style:name="P61" style:family="paragraph" style:parent-style-name="Text_20_body" style:list-style-name="L30">
      <style:paragraph-properties fo:margin-top="0in" fo:margin-bottom="0in" style:contextual-spacing="false"/>
    </style:style>
    <style:style style:name="P62" style:family="paragraph" style:parent-style-name="Text_20_body" style:list-style-name="L31"/>
    <style:style style:name="P63" style:family="paragraph" style:parent-style-name="Text_20_body" style:list-style-name="L31">
      <style:paragraph-properties fo:margin-top="0in" fo:margin-bottom="0in" style:contextual-spacing="false"/>
    </style:style>
    <style:style style:name="P64" style:family="paragraph" style:parent-style-name="Text_20_body" style:list-style-name="L32"/>
    <style:style style:name="P65" style:family="paragraph" style:parent-style-name="Text_20_body" style:list-style-name="L32">
      <style:paragraph-properties fo:margin-top="0in" fo:margin-bottom="0in" style:contextual-spacing="false"/>
    </style:style>
    <style:style style:name="P66" style:family="paragraph" style:parent-style-name="Text_20_body" style:list-style-name="L33"/>
    <style:style style:name="P67" style:family="paragraph" style:parent-style-name="Text_20_body" style:list-style-name="L33">
      <style:paragraph-properties fo:margin-top="0in" fo:margin-bottom="0in" style:contextual-spacing="false"/>
    </style:style>
    <style:style style:name="P68" style:family="paragraph" style:parent-style-name="Text_20_body" style:list-style-name="L34"/>
    <style:style style:name="P69" style:family="paragraph" style:parent-style-name="Text_20_body" style:list-style-name="L34">
      <style:paragraph-properties fo:margin-top="0in" fo:margin-bottom="0in" style:contextual-spacing="false"/>
    </style:style>
    <style:style style:name="P70" style:family="paragraph" style:parent-style-name="Text_20_body" style:list-style-name="L35"/>
    <style:style style:name="P71" style:family="paragraph" style:parent-style-name="Text_20_body" style:list-style-name="L35">
      <style:paragraph-properties fo:margin-top="0in" fo:margin-bottom="0in" style:contextual-spacing="false"/>
    </style:style>
    <style:style style:name="P72" style:family="paragraph" style:parent-style-name="Text_20_body" style:list-style-name="L36"/>
    <style:style style:name="P73" style:family="paragraph" style:parent-style-name="Text_20_body" style:list-style-name="L36">
      <style:paragraph-properties fo:margin-top="0in" fo:margin-bottom="0in" style:contextual-spacing="false"/>
    </style:style>
    <style:style style:name="P74" style:family="paragraph" style:parent-style-name="Text_20_body" style:list-style-name="L37"/>
    <style:style style:name="P75" style:family="paragraph" style:parent-style-name="Text_20_body" style:list-style-name="L37">
      <style:paragraph-properties fo:margin-top="0in" fo:margin-bottom="0in" style:contextual-spacing="false"/>
    </style:style>
    <style:style style:name="P76" style:family="paragraph" style:parent-style-name="Text_20_body" style:list-style-name="L38"/>
    <style:style style:name="P77" style:family="paragraph" style:parent-style-name="Text_20_body" style:list-style-name="L38">
      <style:paragraph-properties fo:margin-top="0in" fo:margin-bottom="0in" style:contextual-spacing="false"/>
    </style:style>
    <style:style style:name="P78" style:family="paragraph" style:parent-style-name="Text_20_body" style:list-style-name="L39"/>
    <style:style style:name="P79" style:family="paragraph" style:parent-style-name="Text_20_body" style:list-style-name="L39">
      <style:paragraph-properties fo:margin-top="0in" fo:margin-bottom="0in" style:contextual-spacing="false"/>
    </style:style>
    <style:style style:name="P80" style:family="paragraph" style:parent-style-name="Text_20_body" style:list-style-name="L40"/>
    <style:style style:name="P81" style:family="paragraph" style:parent-style-name="Text_20_body" style:list-style-name="L41"/>
    <style:style style:name="P82" style:family="paragraph" style:parent-style-name="Text_20_body" style:list-style-name="L41">
      <style:paragraph-properties fo:margin-top="0in" fo:margin-bottom="0in" style:contextual-spacing="false"/>
    </style:style>
    <style:style style:name="P83" style:family="paragraph" style:parent-style-name="Text_20_body" style:list-style-name="L42"/>
    <style:style style:name="P84" style:family="paragraph" style:parent-style-name="Text_20_body" style:list-style-name="L42">
      <style:paragraph-properties fo:margin-top="0in" fo:margin-bottom="0in" style:contextual-spacing="false"/>
    </style:style>
    <style:style style:name="P85" style:family="paragraph" style:parent-style-name="Text_20_body" style:list-style-name="L43"/>
    <style:style style:name="P86" style:family="paragraph" style:parent-style-name="Text_20_body" style:list-style-name="L43">
      <style:paragraph-properties fo:margin-top="0in" fo:margin-bottom="0in" style:contextual-spacing="false"/>
    </style:style>
    <style:style style:name="P87" style:family="paragraph" style:parent-style-name="Text_20_body" style:list-style-name="L44"/>
    <style:style style:name="P88" style:family="paragraph" style:parent-style-name="Text_20_body" style:list-style-name="L44">
      <style:paragraph-properties fo:margin-top="0in" fo:margin-bottom="0in" style:contextual-spacing="false"/>
    </style:style>
    <style:style style:name="P89" style:family="paragraph" style:parent-style-name="Text_20_body" style:list-style-name="L45"/>
    <style:style style:name="P90" style:family="paragraph" style:parent-style-name="Text_20_body" style:list-style-name="L45">
      <style:paragraph-properties fo:margin-top="0in" fo:margin-bottom="0in" style:contextual-spacing="false"/>
    </style:style>
    <style:style style:name="P91" style:family="paragraph" style:parent-style-name="Text_20_body" style:list-style-name="L46"/>
    <style:style style:name="P92" style:family="paragraph" style:parent-style-name="Text_20_body" style:list-style-name="L46">
      <style:paragraph-properties fo:margin-top="0in" fo:margin-bottom="0in" style:contextual-spacing="false"/>
    </style:style>
    <style:style style:name="P93" style:family="paragraph" style:parent-style-name="Text_20_body" style:list-style-name="L47"/>
    <style:style style:name="P94" style:family="paragraph" style:parent-style-name="Text_20_body" style:list-style-name="L47">
      <style:paragraph-properties fo:margin-top="0in" fo:margin-bottom="0in" style:contextual-spacing="false"/>
    </style:style>
    <style:style style:name="P95" style:family="paragraph" style:parent-style-name="Text_20_body" style:list-style-name="L48"/>
    <style:style style:name="P96" style:family="paragraph" style:parent-style-name="Text_20_body" style:list-style-name="L48">
      <style:paragraph-properties fo:margin-top="0in" fo:margin-bottom="0in" style:contextual-spacing="false"/>
    </style:style>
    <style:style style:name="P97" style:family="paragraph" style:parent-style-name="Text_20_body" style:list-style-name="L49"/>
    <style:style style:name="P98" style:family="paragraph" style:parent-style-name="Text_20_body" style:list-style-name="L49">
      <style:paragraph-properties fo:margin-top="0in" fo:margin-bottom="0in" style:contextual-spacing="false"/>
    </style:style>
    <style:style style:name="P99" style:family="paragraph" style:parent-style-name="Text_20_body" style:list-style-name="L50"/>
    <style:style style:name="P100" style:family="paragraph" style:parent-style-name="Text_20_body" style:list-style-name="L50">
      <style:paragraph-properties fo:margin-top="0in" fo:margin-bottom="0in" style:contextual-spacing="false"/>
    </style:style>
    <style:style style:name="P101" style:family="paragraph" style:parent-style-name="Text_20_body" style:list-style-name="L51"/>
    <style:style style:name="P102" style:family="paragraph" style:parent-style-name="Text_20_body" style:list-style-name="L51">
      <style:paragraph-properties fo:margin-top="0in" fo:margin-bottom="0in" style:contextual-spacing="false"/>
    </style:style>
    <style:style style:name="P103" style:family="paragraph" style:parent-style-name="Text_20_body" style:list-style-name="L52"/>
    <style:style style:name="P104" style:family="paragraph" style:parent-style-name="Text_20_body" style:list-style-name="L52">
      <style:paragraph-properties fo:margin-top="0in" fo:margin-bottom="0in" style:contextual-spacing="false"/>
    </style:style>
    <style:style style:name="P105" style:family="paragraph" style:parent-style-name="Text_20_body" style:list-style-name="L53"/>
    <style:style style:name="P106" style:family="paragraph" style:parent-style-name="Text_20_body" style:list-style-name="L53">
      <style:paragraph-properties fo:margin-top="0in" fo:margin-bottom="0in" style:contextual-spacing="false"/>
    </style:style>
    <style:style style:name="P107" style:family="paragraph" style:parent-style-name="Text_20_body" style:list-style-name="L54"/>
    <style:style style:name="P108" style:family="paragraph" style:parent-style-name="Text_20_body" style:list-style-name="L54">
      <style:paragraph-properties fo:margin-top="0in" fo:margin-bottom="0in" style:contextual-spacing="false"/>
    </style:style>
    <style:style style:name="P109" style:family="paragraph" style:parent-style-name="Text_20_body" style:list-style-name="L55"/>
    <style:style style:name="P110" style:family="paragraph" style:parent-style-name="Text_20_body" style:list-style-name="L55">
      <style:paragraph-properties fo:margin-top="0in" fo:margin-bottom="0in" style:contextual-spacing="false"/>
    </style:style>
    <style:style style:name="P111" style:family="paragraph" style:parent-style-name="Text_20_body" style:list-style-name="L56"/>
    <style:style style:name="P112" style:family="paragraph" style:parent-style-name="Text_20_body" style:list-style-name="L56">
      <style:paragraph-properties fo:margin-top="0in" fo:margin-bottom="0in" style:contextual-spacing="false"/>
    </style:style>
    <style:style style:name="P113" style:family="paragraph" style:parent-style-name="Text_20_body" style:list-style-name="L57"/>
    <style:style style:name="P114" style:family="paragraph" style:parent-style-name="Text_20_body" style:list-style-name="L57">
      <style:paragraph-properties fo:margin-top="0in" fo:margin-bottom="0in" style:contextual-spacing="false"/>
    </style:style>
    <style:style style:name="P115" style:family="paragraph" style:parent-style-name="Text_20_body" style:list-style-name="L58"/>
    <style:style style:name="P116" style:family="paragraph" style:parent-style-name="Text_20_body" style:list-style-name="L58">
      <style:paragraph-properties fo:margin-top="0in" fo:margin-bottom="0in" style:contextual-spacing="false"/>
    </style:style>
    <style:style style:name="P117" style:family="paragraph" style:parent-style-name="Text_20_body" style:list-style-name="L59"/>
    <style:style style:name="P118" style:family="paragraph" style:parent-style-name="Text_20_body" style:list-style-name="L59">
      <style:paragraph-properties fo:margin-top="0in" fo:margin-bottom="0in" style:contextual-spacing="false"/>
    </style:style>
    <style:style style:name="P119" style:family="paragraph" style:parent-style-name="Text_20_body" style:list-style-name="L60"/>
    <style:style style:name="P120" style:family="paragraph" style:parent-style-name="Text_20_body" style:list-style-name="L60">
      <style:paragraph-properties fo:margin-top="0in" fo:margin-bottom="0in" style:contextual-spacing="false"/>
    </style:style>
    <style:style style:name="P121" style:family="paragraph" style:parent-style-name="Text_20_body" style:list-style-name="L61"/>
    <style:style style:name="P122" style:family="paragraph" style:parent-style-name="Text_20_body" style:list-style-name="L61">
      <style:paragraph-properties fo:margin-top="0in" fo:margin-bottom="0in" style:contextual-spacing="false"/>
    </style:style>
    <style:style style:name="P123" style:family="paragraph" style:parent-style-name="Text_20_body" style:list-style-name="L62"/>
    <style:style style:name="P124" style:family="paragraph" style:parent-style-name="Text_20_body" style:list-style-name="L62">
      <style:paragraph-properties fo:margin-top="0in" fo:margin-bottom="0in" style:contextual-spacing="false"/>
    </style:style>
    <style:style style:name="P125" style:family="paragraph" style:parent-style-name="Text_20_body" style:list-style-name="L63"/>
    <style:style style:name="P126" style:family="paragraph" style:parent-style-name="Text_20_body" style:list-style-name="L63">
      <style:paragraph-properties fo:margin-top="0in" fo:margin-bottom="0in" style:contextual-spacing="false"/>
    </style:style>
    <style:style style:name="P127" style:family="paragraph" style:parent-style-name="Text_20_body" style:list-style-name="L64"/>
    <style:style style:name="P128" style:family="paragraph" style:parent-style-name="Text_20_body" style:list-style-name="L64">
      <style:paragraph-properties fo:margin-top="0in" fo:margin-bottom="0in" style:contextual-spacing="false"/>
    </style:style>
    <style:style style:name="P129" style:family="paragraph" style:parent-style-name="Text_20_body" style:list-style-name="L65"/>
    <style:style style:name="P130" style:family="paragraph" style:parent-style-name="Text_20_body" style:list-style-name="L65">
      <style:paragraph-properties fo:margin-top="0in" fo:margin-bottom="0in" style:contextual-spacing="false"/>
    </style:style>
    <style:style style:name="P131" style:family="paragraph" style:parent-style-name="Text_20_body" style:list-style-name="L66"/>
    <style:style style:name="P132" style:family="paragraph" style:parent-style-name="Text_20_body" style:list-style-name="L66">
      <style:paragraph-properties fo:margin-top="0in" fo:margin-bottom="0in" style:contextual-spacing="false"/>
    </style:style>
    <style:style style:name="P133" style:family="paragraph" style:parent-style-name="Text_20_body" style:list-style-name="L67"/>
    <style:style style:name="P134" style:family="paragraph" style:parent-style-name="Text_20_body" style:list-style-name="L67">
      <style:paragraph-properties fo:margin-top="0in" fo:margin-bottom="0in" style:contextual-spacing="false"/>
    </style:style>
    <style:style style:name="P135" style:family="paragraph" style:parent-style-name="Text_20_body" style:list-style-name="L68"/>
    <style:style style:name="P136" style:family="paragraph" style:parent-style-name="Text_20_body" style:list-style-name="L68">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sted text.txt</text:p>
      <text:p text:style-name="P1">Document</text:p>
      <text:p text:style-name="Text_20_body">I’m pulling in the text you attached so I can ground the explanation in your exact setup, then I’ll teach it from the system view down to each knob.</text:p>
      <text:p text:style-name="Text_20_body">I have your setup context locked in. Next I’m verifying the old 5300 injection knobs against the classic tooling so I can separate “really controllable” from “people often assume it’s controllable.”</text:p>
      <text:p text:style-name="Text_20_body">You want to use the Intel 5300 side as a <text:span text:style-name="Strong_20_Emphasis">controlled packet fountain</text:span> so your AX210 monitor-mode receiver gets a steady, repeatable stream of packets instead of whatever random ambient Wi-Fi happens to exist. That is exactly the right mental shift for gait work: you are not mainly “sending data,” you are <text:span text:style-name="Strong_20_Emphasis">creating a repeatable probing signal</text:span> for the channel your body perturbs while walking. Your attached setup description makes that goal very clear. </text:p>
      <text:h text:style-name="Heading_20_2" text:outline-level="2">Big picture first: what the injector system is really doing</text:h>
      <text:p text:style-name="Text_20_body">Think of the whole experiment like this:</text:p>
      <text:list text:style-name="L1">
        <text:list-item>
          <text:p text:style-name="P3">The <text:span text:style-name="Strong_20_Emphasis">5300 injector</text:span> is a drummer. </text:p>
        </text:list-item>
        <text:list-item>
          <text:p text:style-name="P3">The <text:span text:style-name="Strong_20_Emphasis">wireless channel</text:span> between Tx and Rx is the room. </text:p>
        </text:list-item>
        <text:list-item>
          <text:p text:style-name="P3">The <text:span text:style-name="Strong_20_Emphasis">walking person</text:span> is moving furniture in the room. </text:p>
        </text:list-item>
        <text:list-item>
          <text:p text:style-name="P2">The <text:span text:style-name="Strong_20_Emphasis">AX210</text:span> is a microphone that records how each drum beat changes. </text:p>
        </text:list-item>
      </text:list>
      <text:p text:style-name="Text_20_body">If the drummer plays at random times, sometimes loudly, sometimes on the wrong drum, your recording is messy. If the drummer plays at a fixed tempo, on the same instrument, in the same room setup, then changes in the recording are much more likely to come from the moving person rather than from randomness.</text:p>
      <text:p text:style-name="Text_20_body">That is why controlled traffic beats ambient traffic for gait recognition:</text:p>
      <text:list text:style-name="L2">
        <text:list-item>
          <text:p text:style-name="P5"><text:span text:style-name="Strong_20_Emphasis">You control when packets happen.</text:span><text:line-break/>Ambient traffic gives bursty, unpredictable packet arrivals. Controlled injection lets you choose the density of CSI snapshots over time. </text:p>
        </text:list-item>
        <text:list-item>
          <text:p text:style-name="P5"><text:span text:style-name="Strong_20_Emphasis">You control what kind of packets happen.</text:span><text:line-break/>Same channel, same bandwidth, same nominal rate, same antenna pattern means more comparable trials. </text:p>
        </text:list-item>
        <text:list-item>
          <text:p text:style-name="P4"><text:span text:style-name="Strong_20_Emphasis">You reduce dependence on outside Wi-Fi behavior.</text:span><text:line-break/>Your walk trial should not depend on whether somebody nearby opened YouTube. </text:p>
        </text:list-item>
      </text:list>
      <text:p text:style-name="Text_20_body">In the classic 5300 stack, the documented injection path is basically: put RX on a chosen channel and HT mode, put TX on the same channel and HT mode, set <text:span text:style-name="Source_20_Text">monitor_tx_rate</text:span>, then run <text:span text:style-name="Source_20_Text">random_packets</text:span>. The injection README also says LORCON v1 is required to compile the injector executable. On the spanev branch, the 5300 CSI toolchain is specifically adapted to newer Linux kernels like Ubuntu 18.04 / kernel 4.15, which matches your environment. </text:p>
      <text:p text:style-name="Text_20_body">On the AX210 side, PicoScenes can measure CSI for overheard 11a/g/n/ac/ax frames in monitor mode, and its own AX210/AX200 injector path exposes modern packet-injection presets and bandwidths up to 160 MHz. Your 5300 injector, by contrast, lives in an older 802.11n world: 20/40 MHz, old driver-specific bitfields, and a much less explicit user interface. </text:p>
      <text:h text:style-name="Heading_20_2" text:outline-level="2"><text:soft-page-break/>Smallest mental model</text:h>
      <text:p text:style-name="Text_20_body">For your experiment, the injector has only four first-order jobs:</text:p>
      <text:list text:style-name="L3">
        <text:list-item>
          <text:p text:style-name="P7"><text:span text:style-name="Strong_20_Emphasis">Be on the right channel</text:span> </text:p>
        </text:list-item>
        <text:list-item>
          <text:p text:style-name="P7"><text:span text:style-name="Strong_20_Emphasis">Use the right bandwidth</text:span> </text:p>
        </text:list-item>
        <text:list-item>
          <text:p text:style-name="P7"><text:span text:style-name="Strong_20_Emphasis">Send packets at a steady enough rate</text:span> </text:p>
        </text:list-item>
        <text:list-item>
          <text:p text:style-name="P6"><text:span text:style-name="Strong_20_Emphasis">Use a decodable enough transmit rate</text:span> </text:p>
        </text:list-item>
      </text:list>
      <text:p text:style-name="Text_20_body">Everything else is secondary at the beginning.</text:p>
      <text:h text:style-name="Heading_20_2" text:outline-level="2">What is actually controllable in your current 5300 stack</text:h>
      <text:h text:style-name="Heading_20_3" text:outline-level="3">Clearly controllable</text:h>
      <text:p text:style-name="Text_20_body">In the classic supplementary injection path, you can clearly control:</text:p>
      <text:list text:style-name="L4">
        <text:list-item>
          <text:p text:style-name="P9">channel / HT20 vs HT40 through the setup scripts, </text:p>
        </text:list-item>
        <text:list-item>
          <text:p text:style-name="P9">a fixed transmit-rate bitfield through <text:span text:style-name="Source_20_Text">monitor_tx_rate</text:span>, </text:p>
        </text:list-item>
        <text:list-item>
          <text:p text:style-name="P9">packet number, packet length, addressing mode, and inter-packet delay through <text:span text:style-name="Source_20_Text">random_packets</text:span>, </text:p>
        </text:list-item>
        <text:list-item>
          <text:p text:style-name="P8">whether injection is even possible through the monitor interface + LORCON path. </text:p>
        </text:list-item>
      </text:list>
      <text:h text:style-name="Heading_20_3" text:outline-level="3">Partially controllable</text:h>
      <text:p text:style-name="Text_20_body">These are controllable, but with caveats:</text:p>
      <text:list text:style-name="L5">
        <text:list-item>
          <text:p text:style-name="P11">antenna mask and stream configuration inside <text:span text:style-name="Source_20_Text">monitor_tx_rate</text:span>, </text:p>
        </text:list-item>
        <text:list-item>
          <text:p text:style-name="P11">practical packet rate, because user-space delay is not the same thing as perfect hardware timing, </text:p>
        </text:list-item>
        <text:list-item>
          <text:p text:style-name="P10">“actual received richness,” because it depends on decodability, interference, driver drops, and AX210 logging performance. </text:p>
        </text:list-item>
      </text:list>
      <text:h text:style-name="Heading_20_3" text:outline-level="3">Weakly documented or risky</text:h>
      <text:p text:style-name="Text_20_body">These are where beginners get burned:</text:p>
      <text:list text:style-name="L6">
        <text:list-item>
          <text:p text:style-name="P13">the detailed <text:span text:style-name="Source_20_Text">monitor_tx_rate</text:span> bit layout, </text:p>
        </text:list-item>
        <text:list-item>
          <text:p text:style-name="P13">unusual combinations of MCS, HT40, SGI, and antenna masks, </text:p>
        </text:list-item>
        <text:list-item>
          <text:p text:style-name="P13">values that are syntactically valid but semantically bad for the hardware, </text:p>
        </text:list-item>
        <text:list-item>
          <text:p text:style-name="P12">assuming every community recipe matches your exact driver build.<text:line-break/>The project’s own issue discussion says the <text:span text:style-name="Source_20_Text">rate</text:span> format is specific to the iwlwifi driver, and invalid combinations can crash the driver. </text:p>
        </text:list-item>
      </text:list>
      <text:h text:style-name="Heading_20_3" text:outline-level="3">Commonly assumed to be controllable, but not cleanly exposed here</text:h>
      <text:p text:style-name="Text_20_body">People often assume they can easily set:</text:p>
      <text:list text:style-name="L7">
        <text:list-item>
          <text:p text:style-name="P15">arbitrary modern frame formats, </text:p>
        </text:list-item>
        <text:list-item>
          <text:p text:style-name="P15">80/160 MHz bandwidth, </text:p>
        </text:list-item>
        <text:list-item>
          <text:p text:style-name="P15">explicit beamforming controls, </text:p>
        </text:list-item>
        <text:list-item>
          <text:p text:style-name="P15"><text:soft-page-break/>a clean per-packet transmit-power API, </text:p>
        </text:list-item>
        <text:list-item>
          <text:p text:style-name="P14">elegant runtime APIs for presets.<text:line-break/>That is modern-framework territory, not the old 5300 supplementary path. PicoScenes on AX210 exposes much more of that explicitly; the 5300 path does not. </text:p>
        </text:list-item>
      </text:list>
      <text:p text:style-name="Horizontal_20_Line"/>
      <text:h text:style-name="Heading_20_1" text:outline-level="1">Parameter by parameter</text:h>
      <text:h text:style-name="Heading_20_2" text:outline-level="2">1) Channel / frequency</text:h>
      <text:h text:style-name="Heading_20_3" text:outline-level="3">A. Plain-English meaning</text:h>
      <text:p text:style-name="Text_20_body"><text:span text:style-name="Strong_20_Emphasis">Channel</text:span> is the radio lane.<text:line-break/><text:span text:style-name="Strong_20_Emphasis">Frequency</text:span> is the numeric center of that lane in MHz.</text:p>
      <text:p text:style-name="Text_20_body">In your old 5300 scripts, the practical knob is usually <text:span text:style-name="Strong_20_Emphasis">channel</text:span>, not raw frequency. The classic README examples use <text:span text:style-name="Source_20_Text">setup_monitor_csi.sh 64 HT20</text:span> and <text:span text:style-name="Source_20_Text">setup_inject.sh 64 HT20</text:span>, so the stack is built around channel + HT mode as the main entry point. </text:p>
      <text:h text:style-name="Heading_20_3" text:outline-level="3">B. Big picture role</text:h>
      <text:p text:style-name="Text_20_body">If the 5300 transmits on one lane and the AX210 listens on another, your CSI stream collapses.</text:p>
      <text:h text:style-name="Heading_20_3" text:outline-level="3">C. Hidden intuition</text:h>
      <text:p text:style-name="Text_20_body">Your AX210 is not “hearing Wi-Fi in general.” It is listening to a particular spectral slice. A wrong channel is like pointing a microphone at the wrong room.</text:p>
      <text:h text:style-name="Heading_20_3" text:outline-level="3">D. Analogy</text:h>
      <text:p text:style-name="Text_20_body">Two walkie-talkies must be on the same channel to hear each other.</text:p>
      <text:h text:style-name="Heading_20_3" text:outline-level="3">E. If I increase it / decrease it</text:h>
      <text:p text:style-name="Text_20_body">Channel number itself is not “higher is better.” Changing it mainly changes:</text:p>
      <text:list text:style-name="L8">
        <text:list-item>
          <text:p text:style-name="P17">what interference you live beside, </text:p>
        </text:list-item>
        <text:list-item>
          <text:p text:style-name="P17">what regulatory behavior you may hit, </text:p>
        </text:list-item>
        <text:list-item>
          <text:p text:style-name="P16">what other devices coexist there. </text:p>
        </text:list-item>
      </text:list>
      <text:p text:style-name="Text_20_body">Good effect of a better channel: fewer outside packets, cleaner experiment.<text:line-break/>Bad effect of a bad channel: collisions, contention, unstable packet counts.</text:p>
      <text:h text:style-name="Heading_20_3" text:outline-level="3">F. In your setup specifically</text:h>
      <text:list text:style-name="L9">
        <text:list-item>
          <text:p text:style-name="P19"><text:span text:style-name="Strong_20_Emphasis">5300 injector:</text:span> must be configured to the chosen channel before injection. </text:p>
        </text:list-item>
        <text:list-item>
          <text:p text:style-name="P19"><text:span text:style-name="Strong_20_Emphasis">AX210 receiver:</text:span> must monitor the same channel config. </text:p>
        </text:list-item>
        <text:list-item>
          <text:p text:style-name="P19"><text:span text:style-name="Strong_20_Emphasis">Packet richness:</text:span> wrong channel means near-zero useful packets. </text:p>
        </text:list-item>
        <text:list-item>
          <text:p text:style-name="P19"><text:span text:style-name="Strong_20_Emphasis">Repeatability:</text:span> fixed channel across trials is essential. </text:p>
        </text:list-item>
        <text:list-item>
          <text:p text:style-name="P19"><text:span text:style-name="Strong_20_Emphasis">Interference:</text:span> channel choice strongly affects ambient contamination. </text:p>
        </text:list-item>
        <text:list-item>
          <text:p text:style-name="P18"><text:soft-page-break/><text:span text:style-name="Strong_20_Emphasis">Gait quality:</text:span> cleaner channel means less “environment noise” mixed into body-induced variation. </text:p>
        </text:list-item>
      </text:list>
      <text:h text:style-name="Heading_20_3" text:outline-level="3">G. Easy test case</text:h>
      <text:p text:style-name="Text_20_body">Run two trials with everything identical except channel:</text:p>
      <text:list text:style-name="L10">
        <text:list-item>
          <text:p text:style-name="P21">one on a busy channel, </text:p>
        </text:list-item>
        <text:list-item>
          <text:p text:style-name="P20">one on a quieter one.<text:line-break/>If the quiet channel gives steadier packet counts and fewer gaps, you have felt why channel matters. </text:p>
        </text:list-item>
      </text:list>
      <text:h text:style-name="Heading_20_3" text:outline-level="3">H. Recommended beginner setting</text:h>
      <text:p text:style-name="Text_20_body">Pick one fixed channel and never change it until the basic pipeline works. Use the same channel on both systems for all first trials.</text:p>
      <text:h text:style-name="Heading_20_3" text:outline-level="3">I. Failure mode</text:h>
      <text:p text:style-name="Text_20_body">Symptoms of bad channel choice:</text:p>
      <text:list text:style-name="L11">
        <text:list-item>
          <text:p text:style-name="P23">very low packet count, </text:p>
        </text:list-item>
        <text:list-item>
          <text:p text:style-name="P23">many gaps, </text:p>
        </text:list-item>
        <text:list-item>
          <text:p text:style-name="P23">strong variation from trial to trial, </text:p>
        </text:list-item>
        <text:list-item>
          <text:p text:style-name="P22">lots of unrelated background traffic in captures. </text:p>
        </text:list-item>
      </text:list>
      <text:h text:style-name="Heading_20_3" text:outline-level="3">J. Interaction with other parameters</text:h>
      <text:p text:style-name="Text_20_body">Strongly interacts with:</text:p>
      <text:list text:style-name="L12">
        <text:list-item>
          <text:p text:style-name="P25">bandwidth, </text:p>
        </text:list-item>
        <text:list-item>
          <text:p text:style-name="P25">monitor-mode configuration, </text:p>
        </text:list-item>
        <text:list-item>
          <text:p text:style-name="P25">interference level, </text:p>
        </text:list-item>
        <text:list-item>
          <text:p text:style-name="P24">packet rate. </text:p>
        </text:list-item>
      </text:list>
      <text:p text:style-name="Horizontal_20_Line"/>
      <text:h text:style-name="Heading_20_2" text:outline-level="2">2) Bandwidth / HT20 / HT40</text:h>
      <text:h text:style-name="Heading_20_3" text:outline-level="3">A. Plain-English meaning</text:h>
      <text:p text:style-name="Text_20_body">Bandwidth is how wide a radio lane is.<text:line-break/><text:span text:style-name="Strong_20_Emphasis">HT20</text:span> = 20 MHz wide.<text:line-break/><text:span text:style-name="Strong_20_Emphasis">HT40</text:span> = 40 MHz wide.</text:p>
      <text:p text:style-name="Text_20_body">The classic 5300 tool provides CSI for 30 subcarrier groups, roughly one group per 2 subcarriers at 20 MHz or one per 4 at 40 MHz. The injection and monitor scripts in the classic README are explicitly shown with <text:span text:style-name="Source_20_Text">HT20</text:span>, and the PicoScenes monitor/injection docs also require channel configuration that includes bandwidth. </text:p>
      <text:h text:style-name="Heading_20_3" text:outline-level="3"><text:soft-page-break/>B. Big picture role</text:h>
      <text:p text:style-name="Text_20_body">Bandwidth decides how much spectral detail is available and what both sides must agree on.</text:p>
      <text:h text:style-name="Heading_20_3" text:outline-level="3">C. Hidden intuition</text:h>
      <text:p text:style-name="Text_20_body">Wider bandwidth is like using a wider brush to probe the channel. You may capture richer frequency structure, but the whole system becomes pickier and sometimes less robust.</text:p>
      <text:h text:style-name="Heading_20_3" text:outline-level="3">D. Analogy</text:h>
      <text:p text:style-name="Text_20_body">HT20 is like reading a book line by line. HT40 is like reading two lines at once: more content at once, but alignment matters more.</text:p>
      <text:h text:style-name="Heading_20_3" text:outline-level="3">E. If I increase it / decrease it</text:h>
      <text:p text:style-name="Text_20_body">Going <text:span text:style-name="Strong_20_Emphasis">HT20 → HT40</text:span> can give more frequency span, but also:</text:p>
      <text:list text:style-name="L13">
        <text:list-item>
          <text:p text:style-name="P27">increases matching complexity, </text:p>
        </text:list-item>
        <text:list-item>
          <text:p text:style-name="P27">may increase sensitivity to misconfiguration, </text:p>
        </text:list-item>
        <text:list-item>
          <text:p text:style-name="P26">may reduce robustness in noisy setups. </text:p>
        </text:list-item>
      </text:list>
      <text:p text:style-name="Text_20_body">Going <text:span text:style-name="Strong_20_Emphasis">HT40 → HT20</text:span> often improves stability and makes debugging easier.</text:p>
      <text:h text:style-name="Heading_20_3" text:outline-level="3">F. In your setup specifically</text:h>
      <text:list text:style-name="L14">
        <text:list-item>
          <text:p text:style-name="P29"><text:span text:style-name="Strong_20_Emphasis">5300 injector:</text:span> HT mode must match what the script and rate configuration expect. </text:p>
        </text:list-item>
        <text:list-item>
          <text:p text:style-name="P29"><text:span text:style-name="Strong_20_Emphasis">AX210 receiver:</text:span> must listen with matching channel/bandwidth configuration. </text:p>
        </text:list-item>
        <text:list-item>
          <text:p text:style-name="P29"><text:span text:style-name="Strong_20_Emphasis">Packet richness:</text:span> HT40 can be richer spectrally, but only if packets stay decodable. </text:p>
        </text:list-item>
        <text:list-item>
          <text:p text:style-name="P29"><text:span text:style-name="Strong_20_Emphasis">Repeatability:</text:span> HT20 is usually easier to keep stable. </text:p>
        </text:list-item>
        <text:list-item>
          <text:p text:style-name="P29"><text:span text:style-name="Strong_20_Emphasis">Interference:</text:span> wider bandwidth sees more spectrum, which can mean more trouble. </text:p>
        </text:list-item>
        <text:list-item>
          <text:p text:style-name="P28"><text:span text:style-name="Strong_20_Emphasis">Gait quality:</text:span> richer does not help if packet success drops. </text:p>
        </text:list-item>
      </text:list>
      <text:h text:style-name="Heading_20_3" text:outline-level="3">G. Easy test case</text:h>
      <text:p text:style-name="Text_20_body">Do the exact same short walk on HT20 and HT40.<text:line-break/>If HT40 gives fewer clean packets, then “wider” was not actually better for you.</text:p>
      <text:h text:style-name="Heading_20_3" text:outline-level="3">H. Recommended beginner setting</text:h>
      <text:p text:style-name="Text_20_body"><text:span text:style-name="Strong_20_Emphasis">HT20 first.</text:span><text:line-break/>Do not touch HT40 until:</text:p>
      <text:list text:style-name="L15">
        <text:list-item>
          <text:p text:style-name="P31">channel matching is stable, </text:p>
        </text:list-item>
        <text:list-item>
          <text:p text:style-name="P31">packet counts are steady, </text:p>
        </text:list-item>
        <text:list-item>
          <text:p text:style-name="P30">your rate setting is understood. </text:p>
        </text:list-item>
      </text:list>
      <text:h text:style-name="Heading_20_3" text:outline-level="3">I. Failure mode</text:h>
      <text:p text:style-name="Text_20_body">Bandwidth mismatch often looks like:</text:p>
      <text:list text:style-name="L16">
        <text:list-item>
          <text:p text:style-name="P33">no useful packets, </text:p>
        </text:list-item>
        <text:list-item>
          <text:p text:style-name="P33">sharply reduced packet counts, </text:p>
        </text:list-item>
        <text:list-item>
          <text:p text:style-name="P32"><text:soft-page-break/>weird inconsistency between TX and RX expectations. </text:p>
        </text:list-item>
      </text:list>
      <text:h text:style-name="Heading_20_3" text:outline-level="3">J. Interaction with other parameters</text:h>
      <text:p text:style-name="Text_20_body">Strongly interacts with:</text:p>
      <text:list text:style-name="L17">
        <text:list-item>
          <text:p text:style-name="P35">channel, </text:p>
        </text:list-item>
        <text:list-item>
          <text:p text:style-name="P35"><text:span text:style-name="Source_20_Text">monitor_tx_rate</text:span>, </text:p>
        </text:list-item>
        <text:list-item>
          <text:p text:style-name="P35">decodability, </text:p>
        </text:list-item>
        <text:list-item>
          <text:p text:style-name="P34">interference. </text:p>
        </text:list-item>
      </text:list>
      <text:p text:style-name="Horizontal_20_Line"/>
      <text:h text:style-name="Heading_20_2" text:outline-level="2">3) Fixed transmit rate (<text:span text:style-name="Source_20_Text">monitor_tx_rate</text:span>)</text:h>
      <text:h text:style-name="Heading_20_3" text:outline-level="3">A. Plain-English meaning</text:h>
      <text:p text:style-name="Text_20_body">This is the knob that tells the 5300 <text:span text:style-name="Strong_20_Emphasis">how to transmit</text:span>, not just <text:span text:style-name="Strong_20_Emphasis">what to transmit</text:span>. It selects a driver-specific rate/flag value.</text:p>
      <text:p text:style-name="Text_20_body">The classic README explicitly sets <text:span text:style-name="Source_20_Text">monitor_tx_rate</text:span> before sending packets. Community explanations and driver bit definitions indicate that this field combines things like HT/legacy format, HT40, SGI, antenna mask, and MCS-like rate information. The bit layout is driver-specific rather than a clean high-level experiment API. </text:p>
      <text:h text:style-name="Heading_20_3" text:outline-level="3">B. Big picture role</text:h>
      <text:p text:style-name="Text_20_body">This may be the single most important “advanced” knob after channel and bandwidth, because it affects whether the AX210 receives <text:span text:style-name="Strong_20_Emphasis">lots of decodable packets</text:span> or <text:span text:style-name="Strong_20_Emphasis">lots of failed attempts</text:span>.</text:p>
      <text:h text:style-name="Heading_20_3" text:outline-level="3">C. Hidden intuition</text:h>
      <text:p text:style-name="Text_20_body">A high nominal rate is not automatically good. For sensing, you do not want the fanciest transmission; you want a <text:span text:style-name="Strong_20_Emphasis">stable, decodable excitation source</text:span>.</text:p>
      <text:h text:style-name="Heading_20_3" text:outline-level="3">D. Analogy</text:h>
      <text:p text:style-name="Text_20_body">It is like choosing how fast someone speaks into a microphone. Too slow wastes time, too fast becomes hard to understand.</text:p>
      <text:h text:style-name="Heading_20_3" text:outline-level="3">E. If I increase it / decrease it</text:h>
      <text:p text:style-name="Text_20_body">Higher/aggressive rate:</text:p>
      <text:list text:style-name="L18">
        <text:list-item>
          <text:p text:style-name="P37">good: less airtime per packet, potentially more packets per second, </text:p>
        </text:list-item>
        <text:list-item>
          <text:p text:style-name="P36">bad: more decode failures, more missing CSI, less consistency. </text:p>
        </text:list-item>
      </text:list>
      <text:p text:style-name="Text_20_body">Lower/conservative rate:</text:p>
      <text:list text:style-name="L19">
        <text:list-item>
          <text:p text:style-name="P39">good: easier decoding, steadier captures, </text:p>
        </text:list-item>
        <text:list-item>
          <text:p text:style-name="P38">bad: each packet occupies more airtime, so extremely low rates can reduce efficiency. </text:p>
        </text:list-item>
      </text:list>
      <text:h text:style-name="Heading_20_3" text:outline-level="3"><text:soft-page-break/>F. In your setup specifically</text:h>
      <text:list text:style-name="L20">
        <text:list-item>
          <text:p text:style-name="P41"><text:span text:style-name="Strong_20_Emphasis">5300 injector:</text:span> fixed-rate behavior makes trials more repeatable than adaptive-rate behavior. </text:p>
        </text:list-item>
        <text:list-item>
          <text:p text:style-name="P41"><text:span text:style-name="Strong_20_Emphasis">AX210 receiver:</text:span> easier-to-decode frames usually mean denser CSI. </text:p>
        </text:list-item>
        <text:list-item>
          <text:p text:style-name="P41"><text:span text:style-name="Strong_20_Emphasis">Packet richness:</text:span> successful packets matter more than nominal packet attempts. </text:p>
        </text:list-item>
        <text:list-item>
          <text:p text:style-name="P41"><text:span text:style-name="Strong_20_Emphasis">Repeatability:</text:span> a fixed known rate helps. </text:p>
        </text:list-item>
        <text:list-item>
          <text:p text:style-name="P41"><text:span text:style-name="Strong_20_Emphasis">Interference:</text:span> aggressive rates can behave worse in noisy channels. </text:p>
        </text:list-item>
        <text:list-item>
          <text:p text:style-name="P40"><text:span text:style-name="Strong_20_Emphasis">Gait quality:</text:span> missing packets break the time series. </text:p>
        </text:list-item>
      </text:list>
      <text:h text:style-name="Heading_20_3" text:outline-level="3">G. Easy test case</text:h>
      <text:p text:style-name="Text_20_body">Try one conservative setting and one aggressive setting while walking the same path.<text:line-break/>If the aggressive setting gives fewer received packets, then it was not “richer,” just more fragile.</text:p>
      <text:h text:style-name="Heading_20_3" text:outline-level="3">H. Recommended beginner setting</text:h>
      <text:p text:style-name="Text_20_body">Use the <text:span text:style-name="Strong_20_Emphasis">known working example first</text:span> rather than inventing a new value. The README uses <text:span text:style-name="Source_20_Text">0x4101</text:span>, and community usage describes that as a one-stream, first-antenna style configuration. I would treat that as a <text:span text:style-name="Strong_20_Emphasis">safe starting point</text:span>, not as something you fully understand yet. </text:p>
      <text:h text:style-name="Heading_20_3" text:outline-level="3">I. Failure mode</text:h>
      <text:p text:style-name="Text_20_body">Bad <text:span text:style-name="Source_20_Text">monitor_tx_rate</text:span> choices can cause:</text:p>
      <text:list text:style-name="L21">
        <text:list-item>
          <text:p text:style-name="P43">packet loss, </text:p>
        </text:list-item>
        <text:list-item>
          <text:p text:style-name="P43">inconsistent behavior, </text:p>
        </text:list-item>
        <text:list-item>
          <text:p text:style-name="P43">missing <text:span text:style-name="Source_20_Text">monitor_tx_rate</text:span> debugfs entry, </text:p>
        </text:list-item>
        <text:list-item>
          <text:p text:style-name="P42">driver instability.<text:line-break/>The project issues show users sometimes cannot even find the <text:span text:style-name="Source_20_Text">monitor_tx_rate</text:span> file after setup, and community discussion warns that invalid combinations are dangerous. </text:p>
        </text:list-item>
      </text:list>
      <text:h text:style-name="Heading_20_3" text:outline-level="3">J. Interaction with other parameters</text:h>
      <text:p text:style-name="Text_20_body">Strongly interacts with:</text:p>
      <text:list text:style-name="L22">
        <text:list-item>
          <text:p text:style-name="P45">bandwidth, </text:p>
        </text:list-item>
        <text:list-item>
          <text:p text:style-name="P45">antenna mask, </text:p>
        </text:list-item>
        <text:list-item>
          <text:p text:style-name="P45">spatial streams, </text:p>
        </text:list-item>
        <text:list-item>
          <text:p text:style-name="P45">packet spacing, </text:p>
        </text:list-item>
        <text:list-item>
          <text:p text:style-name="P44">interference. </text:p>
        </text:list-item>
      </text:list>
      <text:p text:style-name="Horizontal_20_Line"/>
      <text:h text:style-name="Heading_20_2" text:outline-level="2">4) Antenna mask / spatial streams / HT flags inside <text:span text:style-name="Source_20_Text">monitor_tx_rate</text:span></text:h>
      <text:p text:style-name="Text_20_body">I am grouping these together because, in your toolchain, they are not clean separate command-line parameters. They are buried inside the same driver-specific rate bitfield.</text:p>
      <text:h text:style-name="Heading_20_3" text:outline-level="3"><text:soft-page-break/>A. Plain-English meaning</text:h>
      <text:p text:style-name="Text_20_body">This set of sub-knobs answers:</text:p>
      <text:list text:style-name="L23">
        <text:list-item>
          <text:p text:style-name="P47">which TX antenna(s) are used, </text:p>
        </text:list-item>
        <text:list-item>
          <text:p text:style-name="P47">how many streams are sent, </text:p>
        </text:list-item>
        <text:list-item>
          <text:p text:style-name="P47">whether you are using HT format, </text:p>
        </text:list-item>
        <text:list-item>
          <text:p text:style-name="P46">whether HT40 or SGI is enabled. </text:p>
        </text:list-item>
      </text:list>
      <text:p text:style-name="Text_20_body">Community examples and kernel definitions point to antenna mask bits like <text:span text:style-name="Source_20_Text">0x04000</text:span>, <text:span text:style-name="Source_20_Text">0x08000</text:span>, <text:span text:style-name="Source_20_Text">0x10000</text:span> for antennas and flags for HT/HT40/SGI, but the safest way to think about this is: <text:span text:style-name="Strong_20_Emphasis">this is low-level driver wiring, not a beginner-friendly UI.</text:span> </text:p>
      <text:h text:style-name="Heading_20_3" text:outline-level="3">B. Big picture role</text:h>
      <text:p text:style-name="Text_20_body">These choices shape the spatial and PHY behavior of the transmitted frame.</text:p>
      <text:h text:style-name="Heading_20_3" text:outline-level="3">C. Hidden intuition</text:h>
      <text:p text:style-name="Text_20_body">For gait recognition, more streams/antennas are not automatically better. You first need a stable baseline. Complexity helps only after stability.</text:p>
      <text:h text:style-name="Heading_20_3" text:outline-level="3">D. Analogy</text:h>
      <text:p text:style-name="Text_20_body">Think of one flashlight versus multiple flashlights pointed from different positions. More light sources can reveal more shape, but only if you know exactly where they point.</text:p>
      <text:h text:style-name="Heading_20_3" text:outline-level="3">E. If I increase it / decrease it</text:h>
      <text:p text:style-name="Text_20_body">More antennas / more streams:</text:p>
      <text:list text:style-name="L24">
        <text:list-item>
          <text:p text:style-name="P49">good: potentially richer spatial probing, </text:p>
        </text:list-item>
        <text:list-item>
          <text:p text:style-name="P48">bad: more room for invalid combinations, rate mismatch, decoding trouble. </text:p>
        </text:list-item>
      </text:list>
      <text:p text:style-name="Text_20_body">Simpler one-stream one-antenna:</text:p>
      <text:list text:style-name="L25">
        <text:list-item>
          <text:p text:style-name="P51">good: easier to reason about, </text:p>
        </text:list-item>
        <text:list-item>
          <text:p text:style-name="P50">bad: less spatial richness. </text:p>
        </text:list-item>
      </text:list>
      <text:h text:style-name="Heading_20_3" text:outline-level="3">F. In your setup specifically</text:h>
      <text:list text:style-name="L26">
        <text:list-item>
          <text:p text:style-name="P53"><text:span text:style-name="Strong_20_Emphasis">5300 injector:</text:span> this is where you influence spatial transmission behavior. </text:p>
        </text:list-item>
        <text:list-item>
          <text:p text:style-name="P53"><text:span text:style-name="Strong_20_Emphasis">AX210 receiver:</text:span> may see richer variation, but only if frames remain valid and decodable. </text:p>
        </text:list-item>
        <text:list-item>
          <text:p text:style-name="P53"><text:span text:style-name="Strong_20_Emphasis">Packet richness:</text:span> can improve spatial richness, but can hurt raw packet yield. </text:p>
        </text:list-item>
        <text:list-item>
          <text:p text:style-name="P53"><text:span text:style-name="Strong_20_Emphasis">Repeatability:</text:span> simple setups are usually more repeatable. </text:p>
        </text:list-item>
        <text:list-item>
          <text:p text:style-name="P53"><text:span text:style-name="Strong_20_Emphasis">Interference:</text:span> more complex PHY settings can be more brittle. </text:p>
        </text:list-item>
        <text:list-item>
          <text:p text:style-name="P52"><text:span text:style-name="Strong_20_Emphasis">Gait quality:</text:span> only tune this after you already have good packet density. </text:p>
        </text:list-item>
      </text:list>
      <text:h text:style-name="Heading_20_3" text:outline-level="3">G. Easy test case</text:h>
      <text:p text:style-name="Text_20_body">Compare:</text:p>
      <text:list text:style-name="L27">
        <text:list-item>
          <text:p text:style-name="P55">1 stream / 1 antenna baseline </text:p>
        </text:list-item>
        <text:list-item>
          <text:p text:style-name="P54"><text:soft-page-break/>a more complex setting later<text:line-break/>Do not change anything else. </text:p>
        </text:list-item>
      </text:list>
      <text:h text:style-name="Heading_20_3" text:outline-level="3">H. Recommended beginner setting</text:h>
      <text:p text:style-name="Text_20_body">Start with <text:span text:style-name="Strong_20_Emphasis">one known-good stream / one antenna</text:span>. Learn the baseline first.</text:p>
      <text:h text:style-name="Heading_20_3" text:outline-level="3">I. Failure mode</text:h>
      <text:p text:style-name="Text_20_body">Symptoms:</text:p>
      <text:list text:style-name="L28">
        <text:list-item>
          <text:p text:style-name="P57">no packets, </text:p>
        </text:list-item>
        <text:list-item>
          <text:p text:style-name="P57">driver crashes, </text:p>
        </text:list-item>
        <text:list-item>
          <text:p text:style-name="P57">received count drops sharply, </text:p>
        </text:list-item>
        <text:list-item>
          <text:p text:style-name="P56">results become impossible to interpret. </text:p>
        </text:list-item>
      </text:list>
      <text:h text:style-name="Heading_20_3" text:outline-level="3">J. Interaction with other parameters</text:h>
      <text:p text:style-name="Text_20_body">Strongly interacts with:</text:p>
      <text:list text:style-name="L29">
        <text:list-item>
          <text:p text:style-name="P59">MCS/rate, </text:p>
        </text:list-item>
        <text:list-item>
          <text:p text:style-name="P59">HT20/HT40, </text:p>
        </text:list-item>
        <text:list-item>
          <text:p text:style-name="P59">packet decodability, </text:p>
        </text:list-item>
        <text:list-item>
          <text:p text:style-name="P58">receiver chain configuration. </text:p>
        </text:list-item>
      </text:list>
      <text:p text:style-name="Horizontal_20_Line"/>
      <text:h text:style-name="Heading_20_2" text:outline-level="2">5) Packet count</text:h>
      <text:h text:style-name="Heading_20_3" text:outline-level="3">A. Plain-English meaning</text:h>
      <text:p text:style-name="Text_20_body">How many packets total you send.</text:p>
      <text:p text:style-name="Text_20_body"><text:span text:style-name="Source_20_Text">random_packets</text:span> takes packet number as its first argument, defaulting to <text:span text:style-name="Source_20_Text">10000</text:span> if omitted. PicoScenes’ injector examples expose the same idea explicitly with <text:span text:style-name="Source_20_Text">--repeat</text:span>. </text:p>
      <text:h text:style-name="Heading_20_3" text:outline-level="3">B. Big picture role</text:h>
      <text:p text:style-name="Text_20_body">Packet count decides whether your whole gait trial is covered from start to finish.</text:p>
      <text:h text:style-name="Heading_20_3" text:outline-level="3">C. Hidden intuition</text:h>
      <text:p text:style-name="Text_20_body">Packet count is not about radio quality; it is about <text:span text:style-name="Strong_20_Emphasis">temporal coverage</text:span>.</text:p>
      <text:h text:style-name="Heading_20_3" text:outline-level="3">D. Analogy</text:h>
      <text:p text:style-name="Text_20_body">It is like deciding how many video frames you record in total.</text:p>
      <text:h text:style-name="Heading_20_3" text:outline-level="3">E. If I increase it / decrease it</text:h>
      <text:p text:style-name="Text_20_body">More packets:</text:p>
      <text:list text:style-name="L30">
        <text:list-item>
          <text:p text:style-name="P61">good: longer coverage, less risk of trial ending early, </text:p>
        </text:list-item>
        <text:list-item>
          <text:p text:style-name="P60">bad: more file size, more logging load. </text:p>
        </text:list-item>
      </text:list>
      <text:p text:style-name="Text_20_body"><text:soft-page-break/>Too few packets:</text:p>
      <text:list text:style-name="L31">
        <text:list-item>
          <text:p text:style-name="P63">good: quick tests, </text:p>
        </text:list-item>
        <text:list-item>
          <text:p text:style-name="P62">bad: trial ends before the walk ends. </text:p>
        </text:list-item>
      </text:list>
      <text:h text:style-name="Heading_20_3" text:outline-level="3">F. In your setup specifically</text:h>
      <text:list text:style-name="L32">
        <text:list-item>
          <text:p text:style-name="P65"><text:span text:style-name="Strong_20_Emphasis">5300 injector:</text:span> simply how long the transmitter keeps emitting. </text:p>
        </text:list-item>
        <text:list-item>
          <text:p text:style-name="P65"><text:span text:style-name="Strong_20_Emphasis">AX210 receiver:</text:span> affects how much CSI ends up in one trial file. </text:p>
        </text:list-item>
        <text:list-item>
          <text:p text:style-name="P65"><text:span text:style-name="Strong_20_Emphasis">Packet richness:</text:span> more total packets help only if spacing is sensible. </text:p>
        </text:list-item>
        <text:list-item>
          <text:p text:style-name="P65"><text:span text:style-name="Strong_20_Emphasis">Repeatability:</text:span> fixed packet count with fixed rate makes trials comparable. </text:p>
        </text:list-item>
        <text:list-item>
          <text:p text:style-name="P65"><text:span text:style-name="Strong_20_Emphasis">Interference:</text:span> not directly, except longer airtime means longer exposure. </text:p>
        </text:list-item>
        <text:list-item>
          <text:p text:style-name="P64"><text:span text:style-name="Strong_20_Emphasis">Gait quality:</text:span> too few packets can clip the walking sequence. </text:p>
        </text:list-item>
      </text:list>
      <text:h text:style-name="Heading_20_3" text:outline-level="3">G. Easy test case</text:h>
      <text:p text:style-name="Text_20_body">If your walk lasts 10 seconds and your packet rate is about 500 packets/s, you need about 5000 packets. That simple multiplication is your first planning tool.</text:p>
      <text:h text:style-name="Heading_20_3" text:outline-level="3">H. Recommended beginner setting</text:h>
      <text:p text:style-name="Text_20_body">Pick packet count from:<text:line-break/><text:span text:style-name="Strong_20_Emphasis">trial_duration × target_packet_rate</text:span><text:line-break/>Then add some margin.</text:p>
      <text:h text:style-name="Heading_20_3" text:outline-level="3">I. Failure mode</text:h>
      <text:p text:style-name="Text_20_body">Too low:</text:p>
      <text:list text:style-name="L33">
        <text:list-item>
          <text:p text:style-name="P67">trial stops too early.<text:line-break/>Too high: </text:p>
        </text:list-item>
        <text:list-item>
          <text:p text:style-name="P66">files become large, tests take longer than needed. </text:p>
        </text:list-item>
      </text:list>
      <text:h text:style-name="Heading_20_3" text:outline-level="3">J. Interaction with other parameters</text:h>
      <text:p text:style-name="Text_20_body">Strongly interacts with:</text:p>
      <text:list text:style-name="L34">
        <text:list-item>
          <text:p text:style-name="P69">inter-packet delay / packet rate, </text:p>
        </text:list-item>
        <text:list-item>
          <text:p text:style-name="P69">trial duration, </text:p>
        </text:list-item>
        <text:list-item>
          <text:p text:style-name="P68">logging/export workflow. </text:p>
        </text:list-item>
      </text:list>
      <text:p text:style-name="Horizontal_20_Line"/>
      <text:h text:style-name="Heading_20_2" text:outline-level="2">6) Inter-packet delay / packet spacing / packet rate</text:h>
      <text:p text:style-name="Text_20_body">I am grouping these because they are the same family.</text:p>
      <text:h text:style-name="Heading_20_3" text:outline-level="3">A. Plain-English meaning</text:h>
      <text:p text:style-name="Text_20_body">The 4th <text:span text:style-name="Source_20_Text">random_packets</text:span> argument is <text:span text:style-name="Strong_20_Emphasis">delay in microseconds</text:span>. The code computes target send times from <text:span text:style-name="Source_20_Text">delay_us * i</text:span> and sleeps to roughly maintain that schedule. So this knob indirectly controls packet rate: smaller delay means faster packet emission. </text:p>
      <text:h text:style-name="Heading_20_3" text:outline-level="3"><text:soft-page-break/>B. Big picture role</text:h>
      <text:p text:style-name="Text_20_body">This is the knob that controls <text:span text:style-name="Strong_20_Emphasis">temporal density</text:span> of CSI snapshots.</text:p>
      <text:h text:style-name="Heading_20_3" text:outline-level="3">C. Hidden intuition</text:h>
      <text:p text:style-name="Text_20_body">For gait, you do not just need packets. You need packets at a rhythm dense enough to “trace” body motion over time.</text:p>
      <text:h text:style-name="Heading_20_3" text:outline-level="3">D. Analogy</text:h>
      <text:p text:style-name="Text_20_body">It is the frame interval of a video camera.</text:p>
      <text:h text:style-name="Heading_20_3" text:outline-level="3">E. If I increase it / decrease it</text:h>
      <text:p text:style-name="Text_20_body">Smaller delay (higher rate):</text:p>
      <text:list text:style-name="L35">
        <text:list-item>
          <text:p text:style-name="P71">good: denser time series, </text:p>
        </text:list-item>
        <text:list-item>
          <text:p text:style-name="P70">bad: more CPU load, more contention, more driver/logging drops. </text:p>
        </text:list-item>
      </text:list>
      <text:p text:style-name="Text_20_body">Larger delay (lower rate):</text:p>
      <text:list text:style-name="L36">
        <text:list-item>
          <text:p text:style-name="P73">good: lighter load, simpler debugging, </text:p>
        </text:list-item>
        <text:list-item>
          <text:p text:style-name="P72">bad: sparse CSI, missed motion detail. </text:p>
        </text:list-item>
      </text:list>
      <text:h text:style-name="Heading_20_3" text:outline-level="3">F. In your setup specifically</text:h>
      <text:list text:style-name="L37">
        <text:list-item>
          <text:p text:style-name="P75"><text:span text:style-name="Strong_20_Emphasis">5300 injector:</text:span> the code tries to pace packet emission in user space. </text:p>
        </text:list-item>
        <text:list-item>
          <text:p text:style-name="P75"><text:span text:style-name="Strong_20_Emphasis">AX210 receiver:</text:span> too-fast injection can overwhelm logging or decoding. </text:p>
        </text:list-item>
        <text:list-item>
          <text:p text:style-name="P75"><text:span text:style-name="Strong_20_Emphasis">Packet richness:</text:span> this is one of the biggest richness knobs. </text:p>
        </text:list-item>
        <text:list-item>
          <text:p text:style-name="P75"><text:span text:style-name="Strong_20_Emphasis">Repeatability:</text:span> fixed spacing is much better than ambient randomness. </text:p>
        </text:list-item>
        <text:list-item>
          <text:p text:style-name="P75"><text:span text:style-name="Strong_20_Emphasis">Interference:</text:span> higher packet rates occupy more airtime. </text:p>
        </text:list-item>
        <text:list-item>
          <text:p text:style-name="P74"><text:span text:style-name="Strong_20_Emphasis">Gait quality:</text:span> too sparse and you undersample motion; too fast and you may create drops. </text:p>
        </text:list-item>
      </text:list>
      <text:h text:style-name="Heading_20_3" text:outline-level="3">G. Easy test case</text:h>
      <text:p text:style-name="Text_20_body">Try three delays:</text:p>
      <text:list text:style-name="L38">
        <text:list-item>
          <text:p text:style-name="P77">slow, </text:p>
        </text:list-item>
        <text:list-item>
          <text:p text:style-name="P77">medium, </text:p>
        </text:list-item>
        <text:list-item>
          <text:p text:style-name="P76">fast.<text:line-break/>Keep everything else fixed. Watch received packet count and gap pattern, not just sent count. </text:p>
        </text:list-item>
      </text:list>
      <text:h text:style-name="Heading_20_3" text:outline-level="3">H. Recommended beginner setting</text:h>
      <text:p text:style-name="Text_20_body">Start in a <text:span text:style-name="Strong_20_Emphasis">moderate few-hundred-packets-per-second range</text:span>, not at the extreme. In practice, that usually means a few thousand microseconds of delay first, then decrease gradually only if the receiver keeps up.</text:p>
      <text:h text:style-name="Heading_20_3" text:outline-level="3">I. Failure mode</text:h>
      <text:p text:style-name="Text_20_body">Too small delay:</text:p>
      <text:list text:style-name="L39">
        <text:list-item>
          <text:p text:style-name="P79">sender seems fast, but receiver logs fewer clean packets, </text:p>
        </text:list-item>
        <text:list-item>
          <text:p text:style-name="P79"><text:soft-page-break/>drops increase, </text:p>
        </text:list-item>
        <text:list-item>
          <text:p text:style-name="P78">trial quality worsens even though “traffic is higher.” </text:p>
        </text:list-item>
      </text:list>
      <text:p text:style-name="Text_20_body">Too large delay:</text:p>
      <text:list text:style-name="L40">
        <text:list-item>
          <text:p text:style-name="P80">CSI becomes too sparse for gait timing. </text:p>
        </text:list-item>
      </text:list>
      <text:h text:style-name="Heading_20_3" text:outline-level="3">J. Interaction with other parameters</text:h>
      <text:p text:style-name="Text_20_body">Strongly interacts with:</text:p>
      <text:list text:style-name="L41">
        <text:list-item>
          <text:p text:style-name="P82">packet count, </text:p>
        </text:list-item>
        <text:list-item>
          <text:p text:style-name="P82">fixed transmit rate, </text:p>
        </text:list-item>
        <text:list-item>
          <text:p text:style-name="P82">packet length, </text:p>
        </text:list-item>
        <text:list-item>
          <text:p text:style-name="P81">receiver logging performance. </text:p>
        </text:list-item>
      </text:list>
      <text:p text:style-name="Horizontal_20_Line"/>
      <text:h text:style-name="Heading_20_2" text:outline-level="2">7) Packet length</text:h>
      <text:h text:style-name="Heading_20_3" text:outline-level="3">A. Plain-English meaning</text:h>
      <text:p text:style-name="Text_20_body">The 2nd <text:span text:style-name="Source_20_Text">random_packets</text:span> argument is packet payload length. If omitted, the code defaults to <text:span text:style-name="Source_20_Text">2200</text:span>. The classic README example uses <text:span text:style-name="Source_20_Text">100</text:span>, which is much smaller. The code also fills the payload with generated random bytes and sends raw data frames. </text:p>
      <text:h text:style-name="Heading_20_3" text:outline-level="3">B. Big picture role</text:h>
      <text:p text:style-name="Text_20_body">Packet length changes <text:span text:style-name="Strong_20_Emphasis">airtime per packet</text:span> and how “heavy” each transmission is.</text:p>
      <text:h text:style-name="Heading_20_3" text:outline-level="3">C. Hidden intuition</text:h>
      <text:p text:style-name="Text_20_body">For CSI experiments, you usually care more about <text:span text:style-name="Strong_20_Emphasis">getting many clean packets</text:span> than about carrying a big payload.</text:p>
      <text:h text:style-name="Heading_20_3" text:outline-level="3">D. Analogy</text:h>
      <text:p text:style-name="Text_20_body">It is like choosing between short taps on a drum and long sustained hits.</text:p>
      <text:h text:style-name="Heading_20_3" text:outline-level="3">E. If I increase it / decrease it</text:h>
      <text:p text:style-name="Text_20_body">Longer packets:</text:p>
      <text:list text:style-name="L42">
        <text:list-item>
          <text:p text:style-name="P84">good: fewer packet headers per byte of payload if this were networking, </text:p>
        </text:list-item>
        <text:list-item>
          <text:p text:style-name="P83">bad: more airtime, more exposure to errors, heavier contention. </text:p>
        </text:list-item>
      </text:list>
      <text:p text:style-name="Text_20_body">Shorter packets:</text:p>
      <text:list text:style-name="L43">
        <text:list-item>
          <text:p text:style-name="P86">good: often easier experimental pacing, </text:p>
        </text:list-item>
        <text:list-item>
          <text:p text:style-name="P85">bad: less payload per packet, though payload itself usually is not your scientific goal here. </text:p>
        </text:list-item>
      </text:list>
      <text:h text:style-name="Heading_20_3" text:outline-level="3">F. In your setup specifically</text:h>
      <text:list text:style-name="L44">
        <text:list-item>
          <text:p text:style-name="P88"><text:span text:style-name="Strong_20_Emphasis">5300 injector:</text:span> longer packets occupy the channel longer. </text:p>
        </text:list-item>
        <text:list-item>
          <text:p text:style-name="P88"><text:soft-page-break/><text:span text:style-name="Strong_20_Emphasis">AX210 receiver:</text:span> long airtime can reduce how many packets fit into a window. </text:p>
        </text:list-item>
        <text:list-item>
          <text:p text:style-name="P88"><text:span text:style-name="Strong_20_Emphasis">Packet richness:</text:span> many short clean packets are often better than fewer long ones. </text:p>
        </text:list-item>
        <text:list-item>
          <text:p text:style-name="P88"><text:span text:style-name="Strong_20_Emphasis">Repeatability:</text:span> moderate fixed size is easiest. </text:p>
        </text:list-item>
        <text:list-item>
          <text:p text:style-name="P88"><text:span text:style-name="Strong_20_Emphasis">Interference:</text:span> longer packets are more vulnerable to disturbances during airtime. </text:p>
        </text:list-item>
        <text:list-item>
          <text:p text:style-name="P87"><text:span text:style-name="Strong_20_Emphasis">Gait quality:</text:span> choose size to support stable packet cadence, not application throughput. </text:p>
        </text:list-item>
      </text:list>
      <text:h text:style-name="Heading_20_3" text:outline-level="3">G. Easy test case</text:h>
      <text:p text:style-name="Text_20_body">Compare 100 B, 300 B, and a much larger size.<text:line-break/>If packet counts fall when size rises, you are seeing airtime cost.</text:p>
      <text:h text:style-name="Heading_20_3" text:outline-level="3">H. Recommended beginner setting</text:h>
      <text:p text:style-name="Text_20_body">Start with a <text:span text:style-name="Strong_20_Emphasis">small to moderate size</text:span>, close to the classic example, not the large default.</text:p>
      <text:h text:style-name="Heading_20_3" text:outline-level="3">I. Failure mode</text:h>
      <text:p text:style-name="Text_20_body">Too large:</text:p>
      <text:list text:style-name="L45">
        <text:list-item>
          <text:p text:style-name="P90">fewer good packets, </text:p>
        </text:list-item>
        <text:list-item>
          <text:p text:style-name="P90">more variability, </text:p>
        </text:list-item>
        <text:list-item>
          <text:p text:style-name="P89">less clean temporal sampling. </text:p>
        </text:list-item>
      </text:list>
      <text:h text:style-name="Heading_20_3" text:outline-level="3">J. Interaction with other parameters</text:h>
      <text:p text:style-name="Text_20_body">Strongly interacts with:</text:p>
      <text:list text:style-name="L46">
        <text:list-item>
          <text:p text:style-name="P92">delay / packet rate, </text:p>
        </text:list-item>
        <text:list-item>
          <text:p text:style-name="P92">fixed transmit rate, </text:p>
        </text:list-item>
        <text:list-item>
          <text:p text:style-name="P91">channel occupancy. </text:p>
        </text:list-item>
      </text:list>
      <text:p text:style-name="Horizontal_20_Line"/>
      <text:h text:style-name="Heading_20_2" text:outline-level="2">8) <text:span text:style-name="Source_20_Text">random_packets</text:span> mode argument</text:h>
      <text:h text:style-name="Heading_20_3" text:outline-level="3">A. Plain-English meaning</text:h>
      <text:p text:style-name="Text_20_body">The 3rd <text:span text:style-name="Source_20_Text">random_packets</text:span> argument is <text:span text:style-name="Source_20_Text">mode</text:span>, where the code says:</text:p>
      <text:list text:style-name="L47">
        <text:list-item>
          <text:p text:style-name="P94"><text:span text:style-name="Source_20_Text">0 = my MAC</text:span> </text:p>
        </text:list-item>
        <text:list-item>
          <text:p text:style-name="P93"><text:span text:style-name="Source_20_Text">1 = injection MAC</text:span><text:line-break/>In mode 0, the code uses the monitor interface MAC for <text:span text:style-name="Source_20_Text">addr2</text:span>; in mode 1, it hard-codes injection-oriented addresses. </text:p>
        </text:list-item>
      </text:list>
      <text:h text:style-name="Heading_20_3" text:outline-level="3">B. Big picture role</text:h>
      <text:p text:style-name="Text_20_body">This is more about frame addressing semantics than about the physical richness of CSI.</text:p>
      <text:h text:style-name="Heading_20_3" text:outline-level="3">C. Hidden intuition</text:h>
      <text:p text:style-name="Text_20_body">For your AX210 in open monitor mode, this usually matters less than channel, bandwidth, and decodability.</text:p>
      <text:h text:style-name="Heading_20_3" text:outline-level="3"><text:soft-page-break/>D. Analogy</text:h>
      <text:p text:style-name="Text_20_body">It is like changing the “from/to” labels on an envelope, not changing the loudness of the speaker.</text:p>
      <text:h text:style-name="Heading_20_3" text:outline-level="3">E. If I increase it / decrease it</text:h>
      <text:p text:style-name="Text_20_body">Not a continuous knob. It changes how source/destination fields are filled.</text:p>
      <text:h text:style-name="Heading_20_3" text:outline-level="3">F. In your setup specifically</text:h>
      <text:list text:style-name="L48">
        <text:list-item>
          <text:p text:style-name="P96"><text:span text:style-name="Strong_20_Emphasis">5300 injector:</text:span> changes MAC address fields in the crafted frames. </text:p>
        </text:list-item>
        <text:list-item>
          <text:p text:style-name="P96"><text:span text:style-name="Strong_20_Emphasis">AX210 receiver:</text:span> may matter if filters or parser assumptions depend on headers. </text:p>
        </text:list-item>
        <text:list-item>
          <text:p text:style-name="P96"><text:span text:style-name="Strong_20_Emphasis">Packet richness:</text:span> usually secondary. </text:p>
        </text:list-item>
        <text:list-item>
          <text:p text:style-name="P96"><text:span text:style-name="Strong_20_Emphasis">Repeatability:</text:span> choose one mode and keep it fixed. </text:p>
        </text:list-item>
        <text:list-item>
          <text:p text:style-name="P96"><text:span text:style-name="Strong_20_Emphasis">Interference:</text:span> negligible direct effect. </text:p>
        </text:list-item>
        <text:list-item>
          <text:p text:style-name="P95"><text:span text:style-name="Strong_20_Emphasis">Gait quality:</text:span> usually low priority unless header/filter behavior is involved. </text:p>
        </text:list-item>
      </text:list>
      <text:h text:style-name="Heading_20_3" text:outline-level="3">G. Easy test case</text:h>
      <text:p text:style-name="Text_20_body">If one mode gives stable reception and the other does not, keep the working one. Do not over-theorize this knob early.</text:p>
      <text:h text:style-name="Heading_20_3" text:outline-level="3">H. Recommended beginner setting</text:h>
      <text:p text:style-name="Text_20_body">Use the <text:span text:style-name="Strong_20_Emphasis">documented working example path first</text:span>, which uses mode <text:span text:style-name="Source_20_Text">1</text:span>. </text:p>
      <text:h text:style-name="Heading_20_3" text:outline-level="3">I. Failure mode</text:h>
      <text:p text:style-name="Text_20_body">Wrong choice can lead to odd filtering/compatibility behavior, even if packets are being transmitted.</text:p>
      <text:h text:style-name="Heading_20_3" text:outline-level="3">J. Interaction with other parameters</text:h>
      <text:p text:style-name="Text_20_body">Mostly interacts with:</text:p>
      <text:list text:style-name="L49">
        <text:list-item>
          <text:p text:style-name="P98">monitor filters, </text:p>
        </text:list-item>
        <text:list-item>
          <text:p text:style-name="P98">parser assumptions, </text:p>
        </text:list-item>
        <text:list-item>
          <text:p text:style-name="P97">frame interpretation. </text:p>
        </text:list-item>
      </text:list>
      <text:p text:style-name="Horizontal_20_Line"/>
      <text:h text:style-name="Heading_20_2" text:outline-level="2">9) <text:span text:style-name="Source_20_Text">setup_inject.sh</text:span>, <text:span text:style-name="Source_20_Text">setup_monitor_csi.sh</text:span>, <text:span text:style-name="Source_20_Text">lorcon-old</text:span>, and <text:span text:style-name="Source_20_Text">mon0</text:span></text:h>
      <text:h text:style-name="Heading_20_3" text:outline-level="3">A. Plain-English meaning</text:h>
      <text:p text:style-name="Text_20_body">These are not “science knobs”; they are the <text:span text:style-name="Strong_20_Emphasis">plumbing</text:span> that makes injection possible.</text:p>
      <text:p text:style-name="Text_20_body">The classic injection README says:</text:p>
      <text:list text:style-name="L50">
        <text:list-item>
          <text:p text:style-name="P100">compile with <text:span text:style-name="Strong_20_Emphasis">LORCON version 1</text:span>, </text:p>
        </text:list-item>
        <text:list-item>
          <text:p text:style-name="P100">create the injection setup on <text:span text:style-name="Source_20_Text">mon0</text:span>, </text:p>
        </text:list-item>
        <text:list-item>
          <text:p text:style-name="P99">then <text:span text:style-name="Source_20_Text">random_packets</text:span> uses LORCON on <text:span text:style-name="Source_20_Text">mon0</text:span> to send frames. The code literally resolves the card as <text:span text:style-name="Source_20_Text">"iwlwifi"</text:span> and initializes/open <text:span text:style-name="Source_20_Text">"mon0"</text:span>. </text:p>
        </text:list-item>
      </text:list>
      <text:h text:style-name="Heading_20_3" text:outline-level="3"><text:soft-page-break/>B. Big picture role</text:h>
      <text:p text:style-name="Text_20_body">If this plumbing is wrong, no experiment happens.</text:p>
      <text:h text:style-name="Heading_20_3" text:outline-level="3">C. Hidden intuition</text:h>
      <text:p text:style-name="Text_20_body">This is the launchpad. It does not tune CSI quality directly, but it decides whether your transmitter is actually in the right injection state.</text:p>
      <text:h text:style-name="Heading_20_3" text:outline-level="3">D. Analogy</text:h>
      <text:p text:style-name="Text_20_body">This is not the music; it is setting up the stage, amplifier, and microphone cables.</text:p>
      <text:h text:style-name="Heading_20_3" text:outline-level="3">E. If I increase it / decrease it</text:h>
      <text:p text:style-name="Text_20_body">Not a numeric knob. It is a preparation state.</text:p>
      <text:h text:style-name="Heading_20_3" text:outline-level="3">F. In your setup specifically</text:h>
      <text:list text:style-name="L51">
        <text:list-item>
          <text:p text:style-name="P102"><text:span text:style-name="Strong_20_Emphasis">5300 injector:</text:span> absolutely essential. </text:p>
        </text:list-item>
        <text:list-item>
          <text:p text:style-name="P102"><text:span text:style-name="Strong_20_Emphasis">AX210 receiver:</text:span> depends on TX actually radiating what you think it radiates. </text:p>
        </text:list-item>
        <text:list-item>
          <text:p text:style-name="P102"><text:span text:style-name="Strong_20_Emphasis">Packet richness:</text:span> zero if setup is broken. </text:p>
        </text:list-item>
        <text:list-item>
          <text:p text:style-name="P102"><text:span text:style-name="Strong_20_Emphasis">Repeatability:</text:span> consistent setup procedure matters. </text:p>
        </text:list-item>
        <text:list-item>
          <text:p text:style-name="P102"><text:span text:style-name="Strong_20_Emphasis">Interference:</text:span> indirect. </text:p>
        </text:list-item>
        <text:list-item>
          <text:p text:style-name="P101"><text:span text:style-name="Strong_20_Emphasis">Gait quality:</text:span> foundational. </text:p>
        </text:list-item>
      </text:list>
      <text:h text:style-name="Heading_20_3" text:outline-level="3">G. Easy test case</text:h>
      <text:p text:style-name="Text_20_body">Before any walking, confirm that the receiver sees the injected packets at all while nobody moves.</text:p>
      <text:h text:style-name="Heading_20_3" text:outline-level="3">H. Recommended beginner setting</text:h>
      <text:p text:style-name="Text_20_body">Do not customize these scripts early. Use the simplest working preparation path first.</text:p>
      <text:h text:style-name="Heading_20_3" text:outline-level="3">I. Failure mode</text:h>
      <text:p text:style-name="Text_20_body">Common symptoms:</text:p>
      <text:list text:style-name="L52">
        <text:list-item>
          <text:p text:style-name="P104"><text:span text:style-name="Source_20_Text">monitor_tx_rate</text:span> path missing, </text:p>
        </text:list-item>
        <text:list-item>
          <text:p text:style-name="P104"><text:span text:style-name="Source_20_Text">mon0</text:span> issues, </text:p>
        </text:list-item>
        <text:list-item>
          <text:p text:style-name="P104">no packets despite running injector, </text:p>
        </text:list-item>
        <text:list-item>
          <text:p text:style-name="P103">build failures around LORCON.<text:line-break/>The project issues show users frequently stumbling on the presence/absence of <text:span text:style-name="Source_20_Text">monitor_tx_rate</text:span>. </text:p>
        </text:list-item>
      </text:list>
      <text:h text:style-name="Heading_20_3" text:outline-level="3">J. Interaction with other parameters</text:h>
      <text:p text:style-name="Text_20_body">Interacts with everything, because it is the prerequisite layer.</text:p>
      <text:p text:style-name="Horizontal_20_Line"/>
      <text:h text:style-name="Heading_20_1" text:outline-level="1"><text:soft-page-break/>Which parameters matter most for gait recognition</text:h>
      <text:h text:style-name="Heading_20_2" text:outline-level="2">Most important for rich, useful CSI</text:h>
      <text:list text:style-name="L53">
        <text:list-item>
          <text:p text:style-name="P106"><text:span text:style-name="Strong_20_Emphasis">Channel match</text:span> </text:p>
        </text:list-item>
        <text:list-item>
          <text:p text:style-name="P106"><text:span text:style-name="Strong_20_Emphasis">Bandwidth match</text:span> </text:p>
        </text:list-item>
        <text:list-item>
          <text:p text:style-name="P106"><text:span text:style-name="Strong_20_Emphasis">Packet spacing / rate</text:span> </text:p>
        </text:list-item>
        <text:list-item>
          <text:p text:style-name="P106"><text:span text:style-name="Strong_20_Emphasis">Transmit rate decodability</text:span> </text:p>
        </text:list-item>
        <text:list-item>
          <text:p text:style-name="P105"><text:span text:style-name="Strong_20_Emphasis">Total packet count</text:span> </text:p>
        </text:list-item>
      </text:list>
      <text:h text:style-name="Heading_20_2" text:outline-level="2">Most important for repeatable trials</text:h>
      <text:list text:style-name="L54">
        <text:list-item>
          <text:p text:style-name="P108"><text:span text:style-name="Strong_20_Emphasis">Fixed channel</text:span> </text:p>
        </text:list-item>
        <text:list-item>
          <text:p text:style-name="P108"><text:span text:style-name="Strong_20_Emphasis">Fixed HT mode</text:span> </text:p>
        </text:list-item>
        <text:list-item>
          <text:p text:style-name="P108"><text:span text:style-name="Strong_20_Emphasis">Fixed </text:span><text:span text:style-name="Strong_20_Emphasis"><text:span text:style-name="Source_20_Text">monitor_tx_rate</text:span></text:span> </text:p>
        </text:list-item>
        <text:list-item>
          <text:p text:style-name="P108"><text:span text:style-name="Strong_20_Emphasis">Fixed delay</text:span> </text:p>
        </text:list-item>
        <text:list-item>
          <text:p text:style-name="P107"><text:span text:style-name="Strong_20_Emphasis">Fixed trial duration / count</text:span> </text:p>
        </text:list-item>
      </text:list>
      <text:h text:style-name="Heading_20_2" text:outline-level="2">Most important for reducing ambient dependence</text:h>
      <text:list text:style-name="L55">
        <text:list-item>
          <text:p text:style-name="P110"><text:span text:style-name="Strong_20_Emphasis">Use controlled injection at all</text:span> </text:p>
        </text:list-item>
        <text:list-item>
          <text:p text:style-name="P110"><text:span text:style-name="Strong_20_Emphasis">Use a stable, less busy channel</text:span> </text:p>
        </text:list-item>
        <text:list-item>
          <text:p text:style-name="P110"><text:span text:style-name="Strong_20_Emphasis">Keep packet spacing deterministic</text:span> </text:p>
        </text:list-item>
        <text:list-item>
          <text:p text:style-name="P109"><text:span text:style-name="Strong_20_Emphasis">Avoid adaptive or overly aggressive PHY choices</text:span> </text:p>
        </text:list-item>
      </text:list>
      <text:h text:style-name="Heading_20_2" text:outline-level="2">Most important first for a beginner</text:h>
      <text:list text:style-name="L56">
        <text:list-item>
          <text:p text:style-name="P112">Channel </text:p>
        </text:list-item>
        <text:list-item>
          <text:p text:style-name="P112">HT20 vs HT40 </text:p>
        </text:list-item>
        <text:list-item>
          <text:p text:style-name="P111">Delay / packet rate </text:p>
        </text:list-item>
      </text:list>
      <text:h text:style-name="Heading_20_2" text:outline-level="2">Ignore at first</text:h>
      <text:list text:style-name="L57">
        <text:list-item>
          <text:p text:style-name="P114">fancy antenna-mask combinations, </text:p>
        </text:list-item>
        <text:list-item>
          <text:p text:style-name="P114">multi-stream tuning, </text:p>
        </text:list-item>
        <text:list-item>
          <text:p text:style-name="P114">SGI / GF-style bitfield exploration, </text:p>
        </text:list-item>
        <text:list-item>
          <text:p text:style-name="P114">header-mode fine points, </text:p>
        </text:list-item>
        <text:list-item>
          <text:p text:style-name="P113">anything that requires composing new <text:span text:style-name="Source_20_Text">monitor_tx_rate</text:span> values from scratch. </text:p>
        </text:list-item>
      </text:list>
      <text:h text:style-name="Heading_20_2" text:outline-level="2">Tune later</text:h>
      <text:list text:style-name="L58">
        <text:list-item>
          <text:p text:style-name="P116">packet length, </text:p>
        </text:list-item>
        <text:list-item>
          <text:p text:style-name="P116">more ambitious fixed-rate settings, </text:p>
        </text:list-item>
        <text:list-item>
          <text:p text:style-name="P115">spatial stream/antenna experiments. </text:p>
        </text:list-item>
      </text:list>
      <text:p text:style-name="Horizontal_20_Line"><text:soft-page-break/></text:p>
      <text:h text:style-name="Heading_20_1" text:outline-level="1">Your current 5300 toolchain vs a modern framework like PicoScenes</text:h>
      <text:h text:style-name="Heading_20_2" text:outline-level="2">What your 5300 toolchain can control well enough</text:h>
      <text:p text:style-name="Text_20_body">It can control the essentials of a usable controlled-injector experiment:</text:p>
      <text:list text:style-name="L59">
        <text:list-item>
          <text:p text:style-name="P118">same channel, </text:p>
        </text:list-item>
        <text:list-item>
          <text:p text:style-name="P118">HT20/HT40, </text:p>
        </text:list-item>
        <text:list-item>
          <text:p text:style-name="P118">fixed-rate style transmission, </text:p>
        </text:list-item>
        <text:list-item>
          <text:p text:style-name="P118">packet count, </text:p>
        </text:list-item>
        <text:list-item>
          <text:p text:style-name="P118">packet spacing, </text:p>
        </text:list-item>
        <text:list-item>
          <text:p text:style-name="P118">packet size, </text:p>
        </text:list-item>
        <text:list-item>
          <text:p text:style-name="P117">basic addressing mode. </text:p>
        </text:list-item>
      </text:list>
      <text:p text:style-name="Text_20_body">That is enough to build a <text:span text:style-name="Strong_20_Emphasis">serious controlled excitation source</text:span> for AX210 monitor-mode CSI trials.</text:p>
      <text:h text:style-name="Heading_20_2" text:outline-level="2">What it cannot control cleanly</text:h>
      <text:p text:style-name="Text_20_body">It does not expose modern, explicit, friendly controls for:</text:p>
      <text:list text:style-name="L60">
        <text:list-item>
          <text:p text:style-name="P120">11ac/11ax injection, </text:p>
        </text:list-item>
        <text:list-item>
          <text:p text:style-name="P120">80/160 MHz bandwidth, </text:p>
        </text:list-item>
        <text:list-item>
          <text:p text:style-name="P120">clean runtime presets, </text:p>
        </text:list-item>
        <text:list-item>
          <text:p text:style-name="P120">modern metadata-rich APIs, </text:p>
        </text:list-item>
        <text:list-item>
          <text:p text:style-name="P119">easy documented PHY composition.<text:line-break/>PicoScenes on AX210/AX200 explicitly supports monitor-mode CSI for overheard 11a/g/n/ac/ax frames, packet injection up to 160 MHz, runtime channel/bandwidth configuration, and explicit MCS/antenna selection. </text:p>
        </text:list-item>
      </text:list>
      <text:h text:style-name="Heading_20_2" text:outline-level="2">What is limited by software</text:h>
      <text:p text:style-name="Text_20_body">Mostly:</text:p>
      <text:list text:style-name="L61">
        <text:list-item>
          <text:p text:style-name="P122">the friendliness of the interface, </text:p>
        </text:list-item>
        <text:list-item>
          <text:p text:style-name="P122">documentation quality, </text:p>
        </text:list-item>
        <text:list-item>
          <text:p text:style-name="P122">how explicitly parameters are exposed, </text:p>
        </text:list-item>
        <text:list-item>
          <text:p text:style-name="P121">whether you get clean presets versus hidden bitfields. </text:p>
        </text:list-item>
      </text:list>
      <text:h text:style-name="Heading_20_2" text:outline-level="2">What is limited by Intel 5300 hardware itself</text:h>
      <text:p text:style-name="Text_20_body">The 5300 platform is fundamentally an <text:span text:style-name="Strong_20_Emphasis">802.11n-era</text:span> NIC. The original CSI tool itself is framed as an 802.11n platform, and its CSI format is tied to that generation’s capabilities. Better software cannot turn 5300 into an 11ax/160 MHz radio. </text:p>
      <text:h text:style-name="Heading_20_2" text:outline-level="2"><text:soft-page-break/>Why “better software control” does not always mean “better hardware capability”</text:h>
      <text:p text:style-name="Text_20_body">Because software can expose knobs only for what the silicon and firmware can actually do.<text:line-break/>Better software can make old hardware easier to drive. It cannot give an 802.11n card native 802.11ax waveform capability.</text:p>
      <text:p text:style-name="Horizontal_20_Line"/>
      <text:h text:style-name="Heading_20_1" text:outline-level="1">Safe learning roadmap</text:h>
      <text:h text:style-name="Heading_20_2" text:outline-level="2">Step 1: learn these first</text:h>
      <text:list text:style-name="L62">
        <text:list-item>
          <text:p text:style-name="P124">channel </text:p>
        </text:list-item>
        <text:list-item>
          <text:p text:style-name="P124">HT20 vs HT40 </text:p>
        </text:list-item>
        <text:list-item>
          <text:p text:style-name="P123">inter-packet delay / packet rate </text:p>
        </text:list-item>
      </text:list>
      <text:p text:style-name="Text_20_body">These three explain most of what “controlled traffic” means.</text:p>
      <text:h text:style-name="Heading_20_2" text:outline-level="2">Step 2: then learn these</text:h>
      <text:list text:style-name="L63">
        <text:list-item>
          <text:p text:style-name="P126">packet count </text:p>
        </text:list-item>
        <text:list-item>
          <text:p text:style-name="P126">packet length </text:p>
        </text:list-item>
        <text:list-item>
          <text:p text:style-name="P125">fixed transmit rate as a concept </text:p>
        </text:list-item>
      </text:list>
      <text:h text:style-name="Heading_20_2" text:outline-level="2">Step 3: then learn advanced interactions</text:h>
      <text:list text:style-name="L64">
        <text:list-item>
          <text:p text:style-name="P128">rate vs bandwidth </text:p>
        </text:list-item>
        <text:list-item>
          <text:p text:style-name="P128">rate vs packet success </text:p>
        </text:list-item>
        <text:list-item>
          <text:p text:style-name="P128">delay vs receiver drops </text:p>
        </text:list-item>
        <text:list-item>
          <text:p text:style-name="P127">packet size vs airtime </text:p>
        </text:list-item>
      </text:list>
      <text:h text:style-name="Heading_20_2" text:outline-level="2">Step 4: then learn risky knobs</text:h>
      <text:list text:style-name="L65">
        <text:list-item>
          <text:p text:style-name="P130"><text:span text:style-name="Source_20_Text">monitor_tx_rate</text:span> bit composition </text:p>
        </text:list-item>
        <text:list-item>
          <text:p text:style-name="P130">antenna masks </text:p>
        </text:list-item>
        <text:list-item>
          <text:p text:style-name="P130">multi-stream settings </text:p>
        </text:list-item>
        <text:list-item>
          <text:p text:style-name="P129">undocumented/community-only recipes </text:p>
        </text:list-item>
      </text:list>
      <text:p text:style-name="Horizontal_20_Line"/>
      <text:h text:style-name="Heading_20_1" text:outline-level="1">Smallest possible working injector configuration</text:h>
      <text:p text:style-name="Text_20_body">Conceptually:</text:p>
      <text:list text:style-name="L66">
        <text:list-item>
          <text:p text:style-name="P132">same fixed channel on both sides </text:p>
        </text:list-item>
        <text:list-item>
          <text:p text:style-name="P132"><text:soft-page-break/><text:span text:style-name="Strong_20_Emphasis">HT20</text:span> </text:p>
        </text:list-item>
        <text:list-item>
          <text:p text:style-name="P132">known working <text:span text:style-name="Source_20_Text">monitor_tx_rate</text:span> example </text:p>
        </text:list-item>
        <text:list-item>
          <text:p text:style-name="P132">mode <text:span text:style-name="Source_20_Text">1</text:span> </text:p>
        </text:list-item>
        <text:list-item>
          <text:p text:style-name="P132">small packet size </text:p>
        </text:list-item>
        <text:list-item>
          <text:p text:style-name="P132">moderate delay </text:p>
        </text:list-item>
        <text:list-item>
          <text:p text:style-name="P131">enough packets to cover the whole walk </text:p>
        </text:list-item>
      </text:list>
      <text:p text:style-name="Text_20_body">That is the “first make it boring, then make it powerful” configuration.</text:p>
      <text:h text:style-name="Heading_20_1" text:outline-level="1">Slightly better tuned configuration</text:h>
      <text:p text:style-name="Text_20_body">After the baseline works:</text:p>
      <text:list text:style-name="L67">
        <text:list-item>
          <text:p text:style-name="P134">keep same channel </text:p>
        </text:list-item>
        <text:list-item>
          <text:p text:style-name="P134">still stay on HT20 at first </text:p>
        </text:list-item>
        <text:list-item>
          <text:p text:style-name="P134">reduce delay gradually until packet yield stops improving </text:p>
        </text:list-item>
        <text:list-item>
          <text:p text:style-name="P134">choose a fixed rate that stays highly decodable </text:p>
        </text:list-item>
        <text:list-item>
          <text:p text:style-name="P134">size packets moderately, not huge </text:p>
        </text:list-item>
        <text:list-item>
          <text:p text:style-name="P133">compute packet count from trial duration × packet rate </text:p>
        </text:list-item>
      </text:list>
      <text:h text:style-name="Heading_20_1" text:outline-level="1">Do not touch yet</text:h>
      <text:list text:style-name="L68">
        <text:list-item>
          <text:p text:style-name="P136">custom-made high-MCS bitfields </text:p>
        </text:list-item>
        <text:list-item>
          <text:p text:style-name="P136">multi-stream combinations </text:p>
        </text:list-item>
        <text:list-item>
          <text:p text:style-name="P136">HT40 before HT20 is stable </text:p>
        </text:list-item>
        <text:list-item>
          <text:p text:style-name="P136">anything you found only in an old blog figure with no source-code cross-check </text:p>
        </text:list-item>
        <text:list-item>
          <text:p text:style-name="P135">“let’s make the rate faster because faster must be better” </text:p>
        </text:list-item>
      </text:list>
      <text:p text:style-name="Horizontal_20_Line"/>
      <text:h text:style-name="Heading_20_1" text:outline-level="1">My bottom-line advice for your exact goal</text:h>
      <text:p text:style-name="Text_20_body">For gait recognition, your first success criterion is <text:span text:style-name="Strong_20_Emphasis">not maximum sophistication</text:span>. It is:</text:p>
      <text:p text:style-name="Text_20_body"><text:span text:style-name="Strong_20_Emphasis">same channel + same HT mode + steady packet spacing + decodable fixed rate + enough packets for the full walk</text:span></text:p>
      <text:p text:style-name="Text_20_body">That combination gives the AX210 what it needs most: a <text:span text:style-name="Strong_20_Emphasis">dense, repeatable, low-randomness CSI time series</text:span>.</text:p>
      <text:p text:style-name="Text_20_body">The old 5300 injector is absolutely good enough to learn controlled excitation with. The main thing it lacks is not usefulness. It lacks a clean modern interface.</text:p>
      <text:p text:style-name="Text_20_body">In the next turn, I can turn this into a <text:span text:style-name="Strong_20_Emphasis">parameter cheat sheet</text:span> with a one-page “what to tune / what symptom you see / what to try next” guide for your exact 5300 → AX210 setup.</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41:23.904193754</meta:creation-date>
    <dc:date>2026-05-13T09:41:38.474526754</dc:date>
    <meta:editing-duration>PT14S</meta:editing-duration>
    <meta:editing-cycles>1</meta:editing-cycles>
    <meta:generator>LibreOffice/24.2.7.2$Linux_X86_64 LibreOffice_project/420$Build-2</meta:generator>
    <meta:document-statistic meta:table-count="0" meta:image-count="0" meta:object-count="0" meta:page-count="19" meta:paragraph-count="514" meta:word-count="4507" meta:character-count="27697" meta:non-whitespace-character-count="23692"/>
  </office:meta>
</office:document-meta>
</file>